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oid</text:span> <text:span text:style-name="T2">DrawTextureChains</text:span> (<text:span text:style-name="T1">void</text:span>)</text:p>
      <text:p text:style-name="P1">{</text:p>
      <text:p text:style-name="P1"><text:span text:style-name="T1">int</text:span> <text:span text:style-name="T3">i</text:span>;</text:p>
      <text:p text:style-name="P1"><text:span text:style-name="T4">msurface_t</text:span> <text:span text:style-name="T5">*</text:span><text:span text:style-name="T3">s</text:span>;</text:p>
      <text:p text:style-name="P1"><text:span text:style-name="T4">image_t</text:span> <text:span text:style-name="T5">*</text:span><text:span text:style-name="T3">image</text:span>;</text:p>
      <text:p text:style-name="P4"/>
      <text:p text:style-name="P1"><text:span text:style-name="T3">c_visible_textures</text:span> <text:span text:style-name="T5">=</text:span> <text:span text:style-name="T6">0</text:span>;</text:p>
      <text:p text:style-name="P1"><text:span text:style-name="T3">qglDisable</text:span>(<text:span text:style-name="T1">GL_TEXTURE_2D</text:span>);</text:p>
      <text:p text:style-name="P4"/>
      <text:p text:style-name="P3">// Simple version without multitexture</text:p>
      <text:p text:style-name="P1"><text:span text:style-name="T7">for</text:span> (<text:span text:style-name="T3">i</text:span> <text:span text:style-name="T5">=</text:span> <text:span text:style-name="T6">0</text:span>, <text:span text:style-name="T3">image</text:span><text:span text:style-name="T5">=</text:span><text:span text:style-name="T3">gltextures</text:span>; <text:span text:style-name="T3">i</text:span><text:span text:style-name="T5">&lt;</text:span><text:span text:style-name="T3">numgltextures</text:span>; <text:span text:style-name="T3">i</text:span><text:span text:style-name="T5">++</text:span>, <text:span text:style-name="T3">image</text:span><text:span text:style-name="T5">++</text:span>)</text:p>
      <text:p text:style-name="P1">{</text:p>
      <text:p text:style-name="P1"><text:span text:style-name="T7">if</text:span> (<text:span text:style-name="T5">!</text:span><text:span text:style-name="T3">image</text:span>-&gt;<text:span text:style-name="T3">registration_sequence</text:span>)</text:p>
      <text:p text:style-name="P1"><text:span text:style-name="T7">continue</text:span>;</text:p>
      <text:p text:style-name="P1"><text:span text:style-name="T3">s</text:span> <text:span text:style-name="T5">=</text:span> <text:span text:style-name="T3">image</text:span>-&gt;<text:span text:style-name="T3">texturechain</text:span>;</text:p>
      <text:p text:style-name="P1"><text:span text:style-name="T7">if</text:span> (<text:span text:style-name="T5">!</text:span><text:span text:style-name="T3">s</text:span>)</text:p>
      <text:p text:style-name="P1"><text:span text:style-name="T7">continue</text:span>;</text:p>
      <text:p text:style-name="P1"><text:span text:style-name="T3">c_visible_textures</text:span><text:span text:style-name="T5">++</text:span>;</text:p>
      <text:p text:style-name="P4"/>
      <text:p text:style-name="P1"><text:span text:style-name="T7">for</text:span> (; <text:span text:style-name="T3">s</text:span>; <text:span text:style-name="T3">s</text:span><text:span text:style-name="T5">=</text:span><text:span text:style-name="T3">s</text:span>-&gt;<text:span text:style-name="T3">texturechain</text:span>)</text:p>
      <text:p text:style-name="P1">{</text:p>
      <text:p text:style-name="P3">// Generate a unique color based on surface properties</text:p>
      <text:p text:style-name="P1"><text:span text:style-name="T1">float</text:span> <text:span text:style-name="T3">r</text:span> <text:span text:style-name="T5">=</text:span> (<text:span text:style-name="T1">float</text:span>)((<text:span text:style-name="T3">s</text:span>-&gt;<text:span text:style-name="T3">lightmaptexturenum</text:span> <text:span text:style-name="T5">*</text:span> <text:span text:style-name="T6">7</text:span> <text:span text:style-name="T5">+</text:span> <text:span text:style-name="T6">1</text:span>) <text:span text:style-name="T5">%</text:span> <text:span text:style-name="T6">255</text:span>) <text:span text:style-name="T5">/</text:span> <text:span text:style-name="T6">255.0f</text:span>;</text:p>
      <text:p text:style-name="P1"><text:span text:style-name="T1">float</text:span> <text:span text:style-name="T3">g</text:span> <text:span text:style-name="T5">=</text:span> (<text:span text:style-name="T1">float</text:span>)((<text:span text:style-name="T3">s</text:span>-&gt;<text:span text:style-name="T3">light_s</text:span> <text:span text:style-name="T5">*</text:span> <text:span text:style-name="T6">13</text:span> <text:span text:style-name="T5">+</text:span> <text:span text:style-name="T6">3</text:span>) <text:span text:style-name="T5">%</text:span> <text:span text:style-name="T6">255</text:span>) <text:span text:style-name="T5">/</text:span> <text:span text:style-name="T6">255.0f</text:span>;</text:p>
      <text:p text:style-name="P1"><text:span text:style-name="T1">float</text:span> <text:span text:style-name="T3">b</text:span> <text:span text:style-name="T5">=</text:span> (<text:span text:style-name="T1">float</text:span>)((<text:span text:style-name="T3">s</text:span>-&gt;<text:span text:style-name="T3">light_t</text:span> <text:span text:style-name="T5">*</text:span> <text:span text:style-name="T6">17</text:span> <text:span text:style-name="T5">+</text:span> <text:span text:style-name="T6">5</text:span>) <text:span text:style-name="T5">%</text:span> <text:span text:style-name="T6">255</text:span>) <text:span text:style-name="T5">/</text:span> <text:span text:style-name="T6">255.0f</text:span>;</text:p>
      <text:p text:style-name="P3">// Make colors brighter and more distinguishable</text:p>
      <text:p text:style-name="P1"><text:span text:style-name="T3">r</text:span> <text:span text:style-name="T5">=</text:span> <text:span text:style-name="T6">0.3f</text:span> <text:span text:style-name="T5">+</text:span> (<text:span text:style-name="T3">r</text:span> <text:span text:style-name="T5">*</text:span> <text:span text:style-name="T6">0.7f</text:span>);</text:p>
      <text:p text:style-name="P1"><text:span text:style-name="T3">g</text:span> <text:span text:style-name="T5">=</text:span> <text:span text:style-name="T6">0.3f</text:span> <text:span text:style-name="T5">+</text:span> (<text:span text:style-name="T3">g</text:span> <text:span text:style-name="T5">*</text:span> <text:span text:style-name="T6">0.7f</text:span>);</text:p>
      <text:p text:style-name="P1"><text:span text:style-name="T3">b</text:span> <text:span text:style-name="T5">=</text:span> <text:span text:style-name="T6">0.3f</text:span> <text:span text:style-name="T5">+</text:span> (<text:span text:style-name="T3">b</text:span> <text:span text:style-name="T5">*</text:span> <text:span text:style-name="T6">0.7f</text:span>);</text:p>
      <text:p text:style-name="P4"/>
      <text:p text:style-name="P1"><text:span text:style-name="T3">qglColor3f</text:span>(<text:span text:style-name="T3">r</text:span>, <text:span text:style-name="T3">g</text:span>, <text:span text:style-name="T3">b</text:span>);</text:p>
      <text:p text:style-name="P4"/>
      <text:p text:style-name="P3">// Special handling for water surfaces</text:p>
      <text:p text:style-name="P1"><text:span text:style-name="T7">if</text:span> (<text:span text:style-name="T3">s</text:span>-&gt;<text:span text:style-name="T3">flags</text:span> <text:span text:style-name="T5">&amp;</text:span> <text:span text:style-name="T1">SURF_DRAWTURB</text:span>)</text:p>
      <text:p text:style-name="P1">{</text:p>
      <text:p text:style-name="P1"><text:span text:style-name="T3">qglColor3f</text:span>(<text:span text:style-name="T6">0.2f</text:span>, <text:span text:style-name="T6">0.5f</text:span>, <text:span text:style-name="T6">0.8f</text:span>);<text:span text:style-name="T8"> // Water is always blue</text:span></text:p>
      <text:p text:style-name="P1">}</text:p>
      <text:p text:style-name="P4"/>
      <text:p text:style-name="P1"><text:span text:style-name="T2">R_RenderBrushPoly</text:span>(<text:span text:style-name="T3">s</text:span>);</text:p>
      <text:p text:style-name="P1">}</text:p>
      <text:p text:style-name="P4"/>
      <text:p text:style-name="P1"><text:span text:style-name="T3">image</text:span>-&gt;<text:span text:style-name="T3">texturechain</text:span> <text:span text:style-name="T5">=</text:span> <text:span text:style-name="T1">NULL</text:span>;</text:p>
      <text:p text:style-name="P1">}</text:p>
      <text:p text:style-name="P4"/>
      <text:p text:style-name="P3">// Reset state</text:p>
      <text:p text:style-name="P1"><text:span text:style-name="T3">qglEnable</text:span>(<text:span text:style-name="T1">GL_TEXTURE_2D</text:span>);</text:p>
      <text:p text:style-name="P1"><text:span text:style-name="T3">qglColor3f</text:span>(<text:span text:style-name="T6">1</text:span>,<text:span text:style-name="T6">1</text:span>,<text:span text:style-name="T6">1</text:span>);</text:p>
      <text:p text:style-name="P1">}</text:p>
      <text:p text:style-name="P2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<text:span text:style-name="T1">void</text:span> <text:span text:style-name="T2">R_DrawWorld</text:span> (<text:span text:style-name="T1">void</text:span>)</text:p>
      <text:p text:style-name="P1">{</text:p>
      <text:p text:style-name="P1"><text:span text:style-name="T4">entity_t</text:span> <text:span text:style-name="T3">ent</text:span>;</text:p>
      <text:p text:style-name="P1"><text:span text:style-name="T7">if</text:span> (<text:span text:style-name="T5">!</text:span><text:span text:style-name="T3">r_worldmodel</text:span> <text:span text:style-name="T5">||</text:span> <text:span text:style-name="T5">!</text:span><text:span text:style-name="T3">r_drawworld</text:span>-&gt;<text:span text:style-name="T3">value</text:span> <text:span text:style-name="T5">||</text:span> (<text:span text:style-name="T3">r_newrefdef</text:span>.<text:span text:style-name="T3">rdflags</text:span> <text:span text:style-name="T5">&amp;</text:span> <text:span text:style-name="T1">RDF_NOWORLDMODEL</text:span>))</text:p>
      <text:p text:style-name="P1"><text:span text:style-name="T7">return</text:span>;</text:p>
      <text:p text:style-name="P4"/>
      <text:p text:style-name="P1"><text:span text:style-name="T3">currentmodel</text:span> <text:span text:style-name="T5">=</text:span> <text:span text:style-name="T3">r_worldmodel</text:span>;</text:p>
      <text:p text:style-name="P1"><text:span text:style-name="T1">VectorCopy</text:span>(<text:span text:style-name="T3">r_newrefdef</text:span>.<text:span text:style-name="T3">vieworg</text:span>, <text:span text:style-name="T3">modelorg</text:span>);</text:p>
      <text:p text:style-name="P4"/>
      <text:p text:style-name="P1"><text:span text:style-name="T2">memset</text:span>(<text:span text:style-name="T5">&amp;</text:span><text:span text:style-name="T3">ent</text:span>, <text:span text:style-name="T6">0</text:span>, <text:span text:style-name="T1">sizeof</text:span>(<text:span text:style-name="T3">ent</text:span>));</text:p>
      <text:p text:style-name="P1"><text:span text:style-name="T3">ent</text:span>.<text:span text:style-name="T3">frame</text:span> <text:span text:style-name="T5">=</text:span> (<text:span text:style-name="T1">int</text:span>)(<text:span text:style-name="T3">r_newrefdef</text:span>.<text:span text:style-name="T3">time</text:span><text:span text:style-name="T5">*</text:span><text:span text:style-name="T6">2</text:span>);</text:p>
      <text:p text:style-name="P1"><text:span text:style-name="T3">currententity</text:span> <text:span text:style-name="T5">=</text:span> <text:span text:style-name="T5">&amp;</text:span><text:span text:style-name="T3">ent</text:span>;</text:p>
      <text:p text:style-name="P4"/>
      <text:p text:style-name="P1"><text:span text:style-name="T3">gl_state</text:span>.<text:span text:style-name="T3">currenttextures</text:span>[<text:span text:style-name="T6">0</text:span>] <text:span text:style-name="T5">=</text:span> <text:span text:style-name="T3">gl_state</text:span>.<text:span text:style-name="T3">currenttextures</text:span>[<text:span text:style-name="T6">1</text:span>] <text:span text:style-name="T5">=</text:span> <text:span text:style-name="T5">-</text:span><text:span text:style-name="T6">1</text:span>;</text:p>
      <text:p text:style-name="P4"/>
      <text:p text:style-name="P1"><text:span text:style-name="T3">qglColor3f</text:span>(<text:span text:style-name="T6">1</text:span>,<text:span text:style-name="T6">1</text:span>,<text:span text:style-name="T6">1</text:span>);</text:p>
      <text:p text:style-name="P1"><text:span text:style-name="T2">memset</text:span>(<text:span text:style-name="T3">gl_lms</text:span>.<text:span text:style-name="T3">lightmap_surfaces</text:span>, <text:span text:style-name="T6">0</text:span>, <text:span text:style-name="T1">sizeof</text:span>(<text:span text:style-name="T3">gl_lms</text:span>.<text:span text:style-name="T3">lightmap_surfaces</text:span>));</text:p>
      <text:p text:style-name="P1"><text:span text:style-name="T2">R_ClearSkyBox</text:span>();</text:p>
      <text:p text:style-name="P1"><text:span text:style-name="T3">qglEnable</text:span>(<text:span text:style-name="T1">GL_DEPTH_TEST</text:span>);</text:p>
      <text:p text:style-name="P1"><text:span text:style-name="T3">qglDepthMask</text:span>(<text:span text:style-name="T1">GL_TRUE</text:span>);</text:p>
      <text:p text:style-name="P1"><text:span text:style-name="T3">qglEnable</text:span>(<text:span text:style-name="T1">GL_CULL_FACE</text:span>);</text:p>
      <text:p text:style-name="P1"><text:span text:style-name="T3">qglEnable</text:span>(<text:span text:style-name="T1">GL_TEXTURE_2D</text:span>);</text:p>
      <text:p text:style-name="P1"><text:span text:style-name="T2">R_RecursiveWorldNode</text:span>(<text:span text:style-name="T3">r_worldmodel</text:span>-&gt;<text:span text:style-name="T3">nodes</text:span>);</text:p>
      <text:p text:style-name="P4"/>
      <text:p text:style-name="P1"><text:span text:style-name="T2">DrawTextureChains</text:span>();</text:p>
      <text:p text:style-name="P3">// R_BlendLightmaps();</text:p>
      <text:p text:style-name="P3">//R_DrawSkyBox();</text:p>
      <text:p text:style-name="P3">// R_DrawTriangleOutlines();</text:p>
      <text:p text:style-name="P1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text:span text:style-name="T1">void</text:span> <text:span text:style-name="T2">R_SetupGL</text:span> (<text:span text:style-name="T1">void</text:span>)</text:p>
      <text:p text:style-name="P1">{</text:p>
      <text:p text:style-name="P1"><text:span text:style-name="T1">float</text:span> <text:span text:style-name="T3">screenaspect</text:span>;</text:p>
      <text:p text:style-name="P1"><text:span text:style-name="T1">int</text:span> <text:span text:style-name="T3">x</text:span>, <text:span text:style-name="T3">x2</text:span>, <text:span text:style-name="T3">y2</text:span>, <text:span text:style-name="T3">y</text:span>, <text:span text:style-name="T3">w</text:span>, <text:span text:style-name="T3">h</text:span>;</text:p>
      <text:p text:style-name="P4"/>
      <text:p text:style-name="P3">// Set up viewport</text:p>
      <text:p text:style-name="P1"><text:span text:style-name="T3">x</text:span> <text:span text:style-name="T5">=</text:span> <text:span text:style-name="T2">floor</text:span>(<text:span text:style-name="T3">r_newrefdef</text:span>.<text:span text:style-name="T3">x</text:span> <text:span text:style-name="T5">*</text:span> <text:span text:style-name="T3">vid</text:span>.<text:span text:style-name="T3">width</text:span> <text:span text:style-name="T5">/</text:span> <text:span text:style-name="T3">vid</text:span>.<text:span text:style-name="T3">width</text:span>);</text:p>
      <text:p text:style-name="P1"><text:span text:style-name="T3">x2</text:span> <text:span text:style-name="T5">=</text:span> <text:span text:style-name="T2">ceil</text:span>((<text:span text:style-name="T3">r_newrefdef</text:span>.<text:span text:style-name="T3">x</text:span> <text:span text:style-name="T5">+</text:span> <text:span text:style-name="T3">r_newrefdef</text:span>.<text:span text:style-name="T3">width</text:span>) <text:span text:style-name="T5">*</text:span> <text:span text:style-name="T3">vid</text:span>.<text:span text:style-name="T3">width</text:span> <text:span text:style-name="T5">/</text:span> <text:span text:style-name="T3">vid</text:span>.<text:span text:style-name="T3">width</text:span>);</text:p>
      <text:p text:style-name="P1"><text:span text:style-name="T3">y</text:span> <text:span text:style-name="T5">=</text:span> <text:span text:style-name="T2">floor</text:span>(<text:span text:style-name="T3">vid</text:span>.<text:span text:style-name="T3">height</text:span> <text:span text:style-name="T5">-</text:span> <text:span text:style-name="T3">r_newrefdef</text:span>.<text:span text:style-name="T3">y</text:span> <text:span text:style-name="T5">*</text:span> <text:span text:style-name="T3">vid</text:span>.<text:span text:style-name="T3">height</text:span> <text:span text:style-name="T5">/</text:span> <text:span text:style-name="T3">vid</text:span>.<text:span text:style-name="T3">height</text:span>);</text:p>
      <text:p text:style-name="P1"><text:span text:style-name="T3">y2</text:span> <text:span text:style-name="T5">=</text:span> <text:span text:style-name="T2">ceil</text:span>(<text:span text:style-name="T3">vid</text:span>.<text:span text:style-name="T3">height</text:span> <text:span text:style-name="T5">-</text:span> (<text:span text:style-name="T3">r_newrefdef</text:span>.<text:span text:style-name="T3">y</text:span> <text:span text:style-name="T5">+</text:span> <text:span text:style-name="T3">r_newrefdef</text:span>.<text:span text:style-name="T3">height</text:span>) <text:span text:style-name="T5">*</text:span> <text:span text:style-name="T3">vid</text:span>.<text:span text:style-name="T3">height</text:span> <text:span text:style-name="T5">/</text:span> <text:span text:style-name="T3">vid</text:span>.<text:span text:style-name="T3">height</text:span>);</text:p>
      <text:p text:style-name="P4"/>
      <text:p text:style-name="P3">// NuQuake viewport adjustments</text:p>
      <text:p text:style-name="P1"><text:span text:style-name="T7">if</text:span> (<text:span text:style-name="T3">x</text:span> <text:span text:style-name="T5">&gt;</text:span> <text:span text:style-name="T6">0</text:span>) <text:span text:style-name="T3">x</text:span><text:span text:style-name="T5">--</text:span>;</text:p>
      <text:p text:style-name="P1"><text:span text:style-name="T7">if</text:span> (<text:span text:style-name="T3">x2</text:span> <text:span text:style-name="T5">&lt;</text:span> <text:span text:style-name="T3">vid</text:span>.<text:span text:style-name="T3">width</text:span>) <text:span text:style-name="T3">x2</text:span><text:span text:style-name="T5">++</text:span>;</text:p>
      <text:p text:style-name="P1"><text:span text:style-name="T7">if</text:span> (<text:span text:style-name="T3">y2</text:span> <text:span text:style-name="T5">&lt;</text:span> <text:span text:style-name="T6">0</text:span>) <text:span text:style-name="T3">y2</text:span><text:span text:style-name="T5">--</text:span>;</text:p>
      <text:p text:style-name="P1"><text:span text:style-name="T7">if</text:span> (<text:span text:style-name="T3">y</text:span> <text:span text:style-name="T5">&lt;</text:span> <text:span text:style-name="T3">vid</text:span>.<text:span text:style-name="T3">height</text:span>) <text:span text:style-name="T3">y</text:span><text:span text:style-name="T5">++</text:span>;</text:p>
      <text:p text:style-name="P4"/>
      <text:p text:style-name="P1"><text:span text:style-name="T3">w</text:span> <text:span text:style-name="T5">=</text:span> <text:span text:style-name="T3">x2</text:span> <text:span text:style-name="T5">-</text:span> <text:span text:style-name="T3">x</text:span>;</text:p>
      <text:p text:style-name="P1"><text:span text:style-name="T3">h</text:span> <text:span text:style-name="T5">=</text:span> <text:span text:style-name="T3">y</text:span> <text:span text:style-name="T5">-</text:span> <text:span text:style-name="T3">y2</text:span>;</text:p>
      <text:p text:style-name="P4"/>
      <text:p text:style-name="P1"><text:span text:style-name="T3">qglViewport</text:span> (<text:span text:style-name="T3">x</text:span>, <text:span text:style-name="T3">y2</text:span>, <text:span text:style-name="T3">w</text:span>, <text:span text:style-name="T3">h</text:span>);</text:p>
      <text:p text:style-name="P4"/>
      <text:p text:style-name="P3">// Set up projection</text:p>
      <text:p text:style-name="P1"><text:span text:style-name="T3">screenaspect</text:span> <text:span text:style-name="T5">=</text:span> (<text:span text:style-name="T1">float</text:span>)<text:span text:style-name="T3">r_newrefdef</text:span>.<text:span text:style-name="T3">width</text:span><text:span text:style-name="T5">/</text:span><text:span text:style-name="T3">r_newrefdef</text:span>.<text:span text:style-name="T3">height</text:span>;</text:p>
      <text:p text:style-name="P1"><text:span text:style-name="T3">qglMatrixMode</text:span>(<text:span text:style-name="T1">GL_PROJECTION</text:span>);</text:p>
      <text:p text:style-name="P1"><text:span text:style-name="T3">qglLoadIdentity</text:span> ();</text:p>
      <text:p text:style-name="P1"><text:span text:style-name="T2">MYgluPerspective</text:span> (<text:span text:style-name="T3">r_newrefdef</text:span>.<text:span text:style-name="T3">fov_y</text:span>, <text:span text:style-name="T3">screenaspect</text:span>, <text:span text:style-name="T6">4</text:span>, <text:span text:style-name="T6">4096</text:span>);</text:p>
      <text:p text:style-name="P4"/>
      <text:p text:style-name="P1"><text:span text:style-name="T3">qglCullFace</text:span>(<text:span text:style-name="T1">GL_FRONT</text:span>);</text:p>
      <text:p text:style-name="P4"/>
      <text:p text:style-name="P1"><text:span text:style-name="T3">qglMatrixMode</text:span>(<text:span text:style-name="T1">GL_MODELVIEW</text:span>);</text:p>
      <text:p text:style-name="P1"><text:span text:style-name="T3">qglLoadIdentity</text:span> ();</text:p>
      <text:p text:style-name="P4"/>
      <text:p text:style-name="P3">// Use GLM for transformations</text:p>
      <text:p text:style-name="P1">mat4 <text:span text:style-name="T3">model_temp</text:span> <text:span text:style-name="T5">=</text:span> GLM_MAT4_IDENTITY_INIT;</text:p>
      <text:p text:style-name="P4"/>
      <text:p text:style-name="P1"><text:span text:style-name="T2">glm_rotate_x</text:span>(<text:span text:style-name="T3">model_temp</text:span>, <text:span text:style-name="T1">DEG2RAD</text:span>(<text:span text:style-name="T5">-</text:span><text:span text:style-name="T6">90.0f</text:span>), <text:span text:style-name="T3">model_temp</text:span>);<text:span text:style-name="T8"> // put Z going up</text:span></text:p>
      <text:p text:style-name="P1"><text:span text:style-name="T2">glm_rotate_z</text:span>(<text:span text:style-name="T3">model_temp</text:span>, <text:span text:style-name="T1">DEG2RAD</text:span>(<text:span text:style-name="T6">90</text:span>), <text:span text:style-name="T3">model_temp</text:span>);<text:span text:style-name="T8"> // put Z going up</text:span></text:p>
      <text:p text:style-name="P4"/>
      <text:p text:style-name="P1"><text:span text:style-name="T2">glm_rotate_x</text:span>(<text:span text:style-name="T3">model_temp</text:span>, <text:span text:style-name="T1">DEG2RAD</text:span>(<text:span text:style-name="T5">-</text:span><text:span text:style-name="T3">r_newrefdef</text:span>.<text:span text:style-name="T3">viewangles</text:span>[<text:span text:style-name="T6">2</text:span>]), <text:span text:style-name="T3">model_temp</text:span>);</text:p>
      <text:p text:style-name="P1"><text:span text:style-name="T2">glm_rotate_y</text:span>(<text:span text:style-name="T3">model_temp</text:span>, <text:span text:style-name="T1">DEG2RAD</text:span>(<text:span text:style-name="T5">-</text:span><text:span text:style-name="T3">r_newrefdef</text:span>.<text:span text:style-name="T3">viewangles</text:span>[<text:span text:style-name="T6">0</text:span>]), <text:span text:style-name="T3">model_temp</text:span>);</text:p>
      <text:p text:style-name="P1"><text:span text:style-name="T2">glm_rotate_z</text:span>(<text:span text:style-name="T3">model_temp</text:span>, <text:span text:style-name="T1">DEG2RAD</text:span>(<text:span text:style-name="T5">-</text:span><text:span text:style-name="T3">r_newrefdef</text:span>.<text:span text:style-name="T3">viewangles</text:span>[<text:span text:style-name="T6">1</text:span>]), <text:span text:style-name="T3">model_temp</text:span>);</text:p>
      <text:p text:style-name="P4"/>
      <text:p text:style-name="P1"><text:span text:style-name="T2">glm_translate</text:span>(<text:span text:style-name="T3">model_temp</text:span>, (vec3){<text:span text:style-name="T5">-</text:span><text:span text:style-name="T3">r_newrefdef</text:span>.<text:span text:style-name="T3">vieworg</text:span>[<text:span text:style-name="T6">0</text:span>], </text:p>
      <text:p text:style-name="P1"><text:span text:style-name="T5">-</text:span><text:span text:style-name="T3">r_newrefdef</text:span>.<text:span text:style-name="T3">vieworg</text:span>[<text:span text:style-name="T6">1</text:span>], </text:p>
      <text:p text:style-name="P1"><text:span text:style-name="T5">-</text:span><text:span text:style-name="T3">r_newrefdef</text:span>.<text:span text:style-name="T3">vieworg</text:span>[<text:span text:style-name="T6">2</text:span>]});</text:p>
      <text:p text:style-name="P4"/>
      <text:p text:style-name="P1"><text:span text:style-name="T3">qglLoadMatrixf</text:span>((<text:span text:style-name="T1">float</text:span> <text:span text:style-name="T5">*</text:span>)<text:span text:style-name="T3">model_temp</text:span>);</text:p>
      <text:p text:style-name="P4"/>
      <text:p text:style-name="P1"><text:span text:style-name="T7">if</text:span> (<text:span text:style-name="T3">gl_cull</text:span>-&gt;<text:span text:style-name="T3">value</text:span>)</text:p>
      <text:p text:style-name="P1"><text:soft-page-break/><text:span text:style-name="T3">qglEnable</text:span>(<text:span text:style-name="T1">GL_CULL_FACE</text:span>);</text:p>
      <text:p text:style-name="P5">else</text:p>
      <text:p text:style-name="P1"><text:span text:style-name="T3">qglDisable</text:span>(<text:span text:style-name="T1">GL_CULL_FACE</text:span>);</text:p>
      <text:p text:style-name="P4"/>
      <text:p text:style-name="P1"><text:span text:style-name="T3">qglDisable</text:span>(<text:span text:style-name="T1">GL_BLEND</text:span>);</text:p>
      <text:p text:style-name="P1"><text:span text:style-name="T3">qglEnable</text:span>(<text:span text:style-name="T1">GL_DEPTH_TEST</text:span>);</text:p>
      <text:p text:style-name="P1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8:51:27.363272458</meta:creation-date>
    <dc:date>2024-11-26T21:53:52.645082624</dc:date>
    <meta:editing-duration>P1DT12H50M58S</meta:editing-duration>
    <meta:editing-cycles>1</meta:editing-cycles>
    <meta:document-statistic meta:table-count="0" meta:image-count="0" meta:object-count="0" meta:page-count="5" meta:paragraph-count="107" meta:word-count="363" meta:character-count="3088" meta:non-whitespace-character-count="2832"/>
    <meta:generator>LibreOffice/24.2.6.2$Linux_X86_64 LibreOffice_project/420$Build-2</meta:generator>
  </office:meta>
</office:document-meta>
</file>